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Sans serif" svg:font-family="'Sans serif'" style:font-family-generic="swiss"/>
    <style:font-face style:name="sans-serif" svg:font-family="sans-serif"/>
  </office:font-face-decls>
  <office:automatic-styles>
    <style:style style:name="P1" style:family="paragraph" style:parent-style-name="Header">
      <style:text-properties officeooo:rsid="001ec741" officeooo:paragraph-rsid="001ec741"/>
    </style:style>
    <style:style style:name="P2" style:family="paragraph" style:parent-style-name="Preformatted_20_Text">
      <style:paragraph-properties style:writing-mode="lr-tb"/>
      <style:text-properties style:font-name="Sans serif" fo:font-size="13.8000001907349pt" fo:font-weight="normal" officeooo:paragraph-rsid="001d7000" style:font-size-asian="13.8000001907349pt" style:font-weight-asian="normal" style:font-size-complex="13.8000001907349pt" style:font-weight-complex="normal"/>
    </style:style>
    <style:style style:name="P3" style:family="paragraph" style:parent-style-name="Preformatted_20_Text">
      <style:paragraph-properties fo:margin-top="0cm" fo:margin-bottom="0.499cm" style:contextual-spacing="false"/>
      <style:text-properties style:font-name="Sans serif" fo:font-size="13.8000001907349pt" fo:font-weight="normal" officeooo:paragraph-rsid="001d7000" style:font-size-asian="13.8000001907349pt" style:font-weight-asian="normal" style:font-size-complex="13.8000001907349pt" style:font-weight-complex="normal"/>
    </style:style>
    <style:style style:name="P4" style:family="paragraph" style:parent-style-name="Preformatted_20_Text">
      <style:text-properties style:font-name="Sans serif" fo:font-size="13.8000001907349pt" fo:font-weight="normal" style:font-size-asian="13.8000001907349pt" style:font-weight-asian="normal" style:font-size-complex="13.8000001907349pt" style:font-weight-complex="normal"/>
    </style:style>
    <style:style style:name="P5" style:family="paragraph" style:parent-style-name="Preformatted_20_Text">
      <style:paragraph-properties fo:margin-top="0cm" fo:margin-bottom="0.499cm" style:contextual-spacing="false"/>
      <style:text-properties style:font-name="Sans serif" fo:font-size="13.8000001907349pt" fo:font-weight="normal" style:font-size-asian="13.8000001907349pt" style:font-weight-asian="normal" style:font-size-complex="13.8000001907349pt" style:font-weight-complex="normal"/>
    </style:style>
    <style:style style:name="P6" style:family="paragraph" style:parent-style-name="Standard">
      <style:paragraph-properties style:writing-mode="lr-tb"/>
      <style:text-properties fo:font-weight="bold" officeooo:paragraph-rsid="001d7000" style:font-weight-asian="bold" style:font-weight-complex="bold"/>
    </style:style>
    <style:style style:name="P7" style:family="paragraph" style:parent-style-name="Standard">
      <style:paragraph-properties style:writing-mode="lr-tb"/>
      <style:text-properties fo:font-weight="bold" officeooo:rsid="001d7000" officeooo:paragraph-rsid="001d7000" style:font-weight-asian="bold" style:font-weight-complex="bold"/>
    </style:style>
    <style:style style:name="P8" style:family="paragraph" style:parent-style-name="Standard">
      <style:paragraph-properties style:writing-mode="lr-tb"/>
      <style:text-properties fo:font-weight="normal" officeooo:rsid="001d7000" officeooo:paragraph-rsid="001d7000" style:font-weight-asian="normal" style:font-weight-complex="normal"/>
    </style:style>
    <style:style style:name="P9" style:family="paragraph" style:parent-style-name="Standard">
      <style:paragraph-properties style:writing-mode="lr-tb"/>
      <style:text-properties fo:font-weight="normal" officeooo:rsid="001ec741" officeooo:paragraph-rsid="001ec741" style:font-weight-asian="normal" style:font-weight-complex="normal"/>
    </style:style>
    <style:style style:name="P10" style:family="paragraph" style:parent-style-name="Standard">
      <style:paragraph-properties style:writing-mode="lr-tb"/>
      <style:text-properties style:font-name="Sans serif" fo:font-size="13.8000001907349pt" fo:font-weight="normal" officeooo:paragraph-rsid="001d7000" style:font-size-asian="13.8000001907349pt" style:font-weight-asian="normal" style:font-size-complex="13.8000001907349pt" style:font-weight-complex="normal"/>
    </style:style>
    <style:style style:name="P11" style:family="paragraph" style:parent-style-name="Standard">
      <style:paragraph-properties style:writing-mode="lr-tb"/>
      <style:text-properties style:font-name="Sans serif" fo:font-size="13.8000001907349pt" officeooo:paragraph-rsid="001d7000" style:font-size-asian="13.8000001907349pt" style:font-size-complex="13.8000001907349pt"/>
    </style:style>
    <style:style style:name="T1" style:family="text">
      <style:text-properties style:font-name="sans-serif" fo:font-size="13.8000001907349pt"/>
    </style:style>
    <style:style style:name="T2" style:family="text">
      <style:text-properties style:font-name="sans-serif" fo:font-size="13.8000001907349pt" officeooo:rsid="001ec741"/>
    </style:style>
    <style:style style:name="T3" style:family="text">
      <style:text-properties style:font-name="sans-serif" fo:font-size="13.8000001907349pt" fo:font-weight="bold" style:font-weight-asian="bold" style:font-weight-complex="bold"/>
    </style:style>
    <style:style style:name="T4" style:family="text">
      <style:text-properties style:font-name="sans-serif" fo:font-size="13.8000001907349pt" fo:font-weight="bold" officeooo:rsid="001ec741" style:font-weight-asian="bold" style:font-weight-complex="bold"/>
    </style:style>
    <style:style style:name="T5" style:family="text">
      <style:text-properties fo:font-size="13.8000001907349pt" fo:font-weight="normal" style:font-size-asian="13.8000001907349pt" style:font-weight-asian="normal" style:font-size-complex="13.8000001907349pt" style:font-weight-complex="normal"/>
    </style:style>
    <style:style style:name="T6" style:family="text">
      <style:text-properties officeooo:rsid="001d7000"/>
    </style:style>
    <style:style style:name="T7" style:family="text">
      <style:text-properties style:font-name="Sans serif" fo:font-size="13.8000001907349pt" fo:font-weight="normal" style:font-size-asian="13.8000001907349pt" style:font-weight-asian="normal" style:font-size-complex="13.8000001907349pt" style:font-weight-complex="normal"/>
    </style:style>
    <style:style style:name="T8" style:family="text">
      <style:text-properties style:font-name="Sans serif" fo:font-size="13.8000001907349pt" style:font-size-asian="13.8000001907349pt" style:font-size-complex="13.8000001907349pt"/>
    </style:style>
    <style:style style:name="T9" style:family="text">
      <style:text-properties style:font-name="Sans serif" fo:font-size="13.8000001907349pt" fo:font-weight="bold" style:font-size-asian="13.8000001907349pt" style:font-weight-asian="bold" style:font-size-complex="13.8000001907349pt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1ec741" style:font-weight-asian="bold" style:font-weight-complex="bold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1ec741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bookmark text:name="page3R_mcid15"/><text:span text:style-name="T1">1.</text:span> <text:span text:style-name="T1">Busque la lista de atributos admitidos para la etiqueta &lt;area&gt;.</text:span></text:p>
      <text:p text:style-name="P2">sharpe: indica la forma del área del mapa; 'rect', 'circle', 'poly', o 'default'.</text:p>
      <text:p text:style-name="P4">coords: Indica las coordenadas (x,y) del área del mapa.</text:p>
      <text:p text:style-name="P4">href: <text:span text:style-name="T6">Se utiliza para </text:span>a<text:span text:style-name="T6">ñadir una</text:span> dirección del recurso vinculado.</text:p>
      <text:p text:style-name="P4">noref: Indica que el área no es activa, no tiene enlace.</text:p>
      <text:p text:style-name="P4">alt: Describe el área o su vínculo <text:span text:style-name="T6">si el</text:span> <text:span text:style-name="T6">á</text:span>rea no tiene contenido.</text:p>
      <text:p text:style-name="P4">acceskey: Define una tecla de acceso rápido.</text:p>
      <text:p text:style-name="P5">tabindex: Asigna un número de posición en el orden de tabulación.</text:p>
      <text:p text:style-name="P10"/>
      <text:p text:style-name="P6"><text:span text:style-name="T1">2.</text:span> <text:span text:style-name="T1">Indica</text:span> <text:span text:style-name="T1">para que sirven estas etiquetas:</text:span> <text:span text:style-name="T1">&lt;details&gt;,</text:span> <text:span text:style-name="T1">&lt;mark&gt;,&lt;summary&gt;</text:span> <text:span text:style-name="T1">,&lt;hr&gt;.</text:span> <text:span text:style-name="T1">Pon ejemplos.</text:span></text:p>
      <text:p text:style-name="P8"><text:span text:style-name="T4">- d</text:span><text:span text:style-name="T3">etails</text:span><text:span text:style-name="T1">: ofrece y muestra información complementaria o adicional de un elemento de la web.</text:span></text:p>
      <text:p text:style-name="P8"><text:span text:style-name="T4">- m</text:span><text:span text:style-name="T3">ark</text:span><text:span text:style-name="T1">: representa </text:span><text:span text:style-name="T8">a un trozo de texto remarcado o resaltado al que se puede referir desde otro documento.</text:span></text:p>
      <text:p text:style-name="P9"><text:span text:style-name="T9">- summary</text:span><text:span text:style-name="T8">: <text:s/>tiene como funcionalidad añadir un sumario en la etiqueta details que a su vez muestra información complementaria y/o adicional de un elemento de la web.</text:span></text:p>
      <text:p text:style-name="P11"><text:span text:style-name="T10">- </text:span><text:span text:style-name="T11">hr</text:span><text:span text:style-name="T13">: crea una línea negra como un separador.</text:span> 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Sans serif" svg:font-family="'Sans serif'" style:font-family-generic="swiss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ec741" officeooo:paragraph-rsid="001ec741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Guadalupe Luna Velázquez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11T23:57:36.578000000</meta:creation-date>
    <dc:date>2021-12-12T00:12:39.146000000</dc:date>
    <meta:editing-duration>PT3M42S</meta:editing-duration>
    <meta:editing-cycles>1</meta:editing-cycles>
    <meta:document-statistic meta:table-count="0" meta:image-count="0" meta:object-count="0" meta:page-count="1" meta:paragraph-count="14" meta:word-count="170" meta:character-count="1021" meta:non-whitespace-character-count="863"/>
    <meta:generator>LibreOffice/7.2.2.2$Windows_X86_64 LibreOffice_project/02b2acce88a210515b4a5bb2e46cbfb63fe97d56</meta:generator>
  </office:meta>
</office:document-meta>
</file>